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)</text:p>
      <text:p text:style-name="P2"/>
      <text:p text:style-name="P1">05/01/2016: </text:p>
      <text:p text:style-name="P1">- Suppression duplication reverseParameters qui ressemble à la méthode applySpecificOverlapRule(tentative envoi pull request) (Aymeric)</text:p>
      <text:p text:style-name="P1">- Recherche icônes à utiliser pour notre jeu (Equipe)</text:p>
      <text:p text:style-name="P1">- Début d’écriture du code pour la fenêtre graphique pour notre projet de jeu Bomberman (Charles,Kévin,Jérémy,Pierre)</text:p>
      <text:p text:style-name="P1">- Finalisation fenêtre graphique pour notre jeu (Kévin)</text:p>
      <text:p text:style-name="P1">- Adaptation des icônes en format .gif avec fond en transparence (Kévin)</text:p>
      <text:p text:style-name="P1">- Première implementation de la classe Player (Charles)</text:p>
      <text:p text:style-name="P1">- Suppression de l’instance of dans les fonctions addOverlappable et removeOverlappable (tentative envoie pull request) (Jérémy)</text:p>
      <text:p text:style-name="P1"/>
      <text:p text:style-name="P1">06/01/2016: </text:p>
      <text:p text:style-name="P1">- Création d’un héritage de tests pour le test de la classe MoveStrategyKeybord (tentative envoie de pull request)(Aymeric)</text:p>
      <text:p text:style-name="P1">- Création de tests pour les méthodes getDriver et setSpeedVector de la classe GameMovable (tentative envoie de pull request) (Charles)</text:p>
      <text:p text:style-name="P1"/>
      <text:p text:style-name="P1">07/01/2016:</text:p>
      <text:p text:style-name="P1">- Amélioration et création de tests (utilisation des getters et verifications lors de la création d’objets) pour la classe GameConfiguration (tentative envoie pull request)(Charles)</text:p>
      <text:p text:style-name="P1">- Corrections des pull request envoyés (Aymeric,Charles,Jérémy).</text:p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- Installation proxy pour Maven, et utilisation de ce dernier.</text:p>
      <text:p text:style-name="P2">06/01/2016:</text:p>
      <text:p text:style-name="P2">- Envoyer un commit sur une pull request déjà existante.</text:p>
      <text:p text:style-name="P2">07/01/2016:</text:p>
      <text:p text:style-name="P2">- Fusionner 2 ou plusieurs commits sur GitHub.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  <text:p text:style-name="P2">05/01/2016:</text:p>
      <text:p text:style-name="P2">-Envoie d’une pull request sur la suppression de duplication reverseParameters qui ressemble à la méthode applySpecificOverlapRule (En cours)</text:p>
      <text:p text:style-name="P2">-Envoie d’une pull request sur la création de tests (En cours)</text:p>
      <text:p text:style-name="P2">06/01/2016: </text:p>
      <text:p text:style-name="P2">-Envoie d’une pull request sur l’arborescence de tests dans la classe MoveStrategyKeyboard (En cours)</text:p>
      <text:p text:style-name="P2">-Envoie d’une pull request sur la création de tests dans la classe GameMovable (En cours)</text:p>
      <text:p text:style-name="P2">07/01/2016:</text:p>
      <text:p text:style-name="P2">-Envoie d’une pull request sur l’amélioration et la création de tests dans la classe GameConfiguration (En cours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